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fo:font-weight="bold" officeooo:rsid="00102e48" officeooo:paragraph-rsid="00102e48" style:font-size-asian="14pt" style:font-weight-asian="bold" style:font-size-complex="14pt" style:font-weight-complex="bold"/>
    </style:style>
    <style:style style:name="P2" style:family="paragraph" style:parent-style-name="Standard">
      <style:text-properties fo:font-size="12pt" fo:font-weight="bold" officeooo:rsid="00102e48" officeooo:paragraph-rsid="00102e48" style:font-size-asian="10.5pt" style:font-weight-asian="bold" style:font-size-complex="12pt" style:font-weight-complex="bold"/>
    </style:style>
    <style:style style:name="P3" style:family="paragraph" style:parent-style-name="Standard">
      <style:text-properties fo:font-size="12pt" fo:font-weight="bold" officeooo:rsid="00120859" officeooo:paragraph-rsid="00120859" style:font-size-asian="10.5pt" style:font-weight-asian="bold" style:font-size-complex="12pt" style:font-weight-complex="bold"/>
    </style:style>
    <style:style style:name="P4" style:family="paragraph" style:parent-style-name="Standard">
      <style:text-properties style:font-name="Liberation Serif" fo:font-size="12pt" fo:font-weight="bold" officeooo:rsid="001487a9" officeooo:paragraph-rsid="001487a9" style:font-size-asian="10.5pt" style:font-weight-asian="bold" style:font-size-complex="12pt" style:font-weight-complex="bold"/>
    </style:style>
    <style:style style:name="P5" style:family="paragraph" style:parent-style-name="Standard">
      <style:text-properties style:font-name="Liberation Serif" fo:font-size="12pt" fo:font-weight="bold" officeooo:rsid="00151bb1" officeooo:paragraph-rsid="00151bb1" style:font-size-asian="10.5pt" style:font-weight-asian="bold" style:font-size-complex="12pt" style:font-weight-complex="bold"/>
    </style:style>
    <style:style style:name="P6" style:family="paragraph" style:parent-style-name="Standard">
      <style:text-properties style:font-name="Liberation Serif" fo:font-size="12pt" fo:font-weight="bold" officeooo:rsid="0016ede4" officeooo:paragraph-rsid="0016ede4" style:font-size-asian="10.5pt" style:font-weight-asian="bold" style:font-size-complex="12pt" style:font-weight-complex="bold"/>
    </style:style>
    <style:style style:name="P7" style:family="paragraph" style:parent-style-name="Standard">
      <style:text-properties fo:font-size="12pt" fo:font-weight="normal" officeooo:rsid="00102e48" officeooo:paragraph-rsid="00102e48" style:font-size-asian="10.5pt" style:font-weight-asian="normal" style:font-size-complex="12pt" style:font-weight-complex="normal"/>
    </style:style>
    <style:style style:name="P8" style:family="paragraph" style:parent-style-name="Standard">
      <style:text-properties fo:font-size="12pt" fo:font-weight="normal" officeooo:rsid="00120859" officeooo:paragraph-rsid="00120859" style:font-size-asian="10.5pt" style:font-weight-asian="normal" style:font-size-complex="12pt" style:font-weight-complex="normal"/>
    </style:style>
    <style:style style:name="P9" style:family="paragraph" style:parent-style-name="Standard">
      <style:text-properties fo:font-size="12pt" fo:font-style="normal" fo:font-weight="normal" officeooo:rsid="00120859" officeooo:paragraph-rsid="00120859" style:font-size-asian="10.5pt" style:font-style-asian="normal" style:font-weight-asian="normal" style:font-size-complex="12pt" style:font-style-complex="normal" style:font-weight-complex="normal"/>
    </style:style>
    <style:style style:name="P10" style:family="paragraph" style:parent-style-name="Standard">
      <style:text-properties style:font-name="Courier New" fo:font-size="12pt" fo:font-style="normal" fo:font-weight="normal" officeooo:rsid="00138bed" officeooo:paragraph-rsid="00120859" style:font-size-asian="10.5pt" style:font-style-asian="normal" style:font-weight-asian="normal" style:font-size-complex="12pt" style:font-style-complex="normal" style:font-weight-complex="normal"/>
    </style:style>
    <style:style style:name="P11" style:family="paragraph" style:parent-style-name="Standard">
      <style:text-properties style:font-name="Courier New" fo:font-size="12pt" fo:font-style="normal" fo:font-weight="normal" officeooo:rsid="00151bb1" officeooo:paragraph-rsid="00151bb1" style:font-size-asian="10.5pt" style:font-style-asian="normal" style:font-weight-asian="normal" style:font-size-complex="12pt" style:font-style-complex="normal" style:font-weight-complex="normal"/>
    </style:style>
    <style:style style:name="P12" style:family="paragraph" style:parent-style-name="Standard">
      <style:text-properties style:font-name="Courier New" fo:font-size="12pt" fo:font-style="normal" fo:font-weight="normal" officeooo:rsid="0016ede4" officeooo:paragraph-rsid="0016ede4" style:font-size-asian="10.5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fo:font-weight="normal" officeooo:rsid="001487a9" officeooo:paragraph-rsid="001487a9" style:font-size-asian="10.5pt" style:font-style-asian="normal" style:font-weight-asian="normal" style:font-size-complex="12pt" style:font-style-complex="normal" style:font-weight-complex="normal"/>
    </style:style>
    <style:style style:name="P14" style:family="paragraph" style:parent-style-name="Standard">
      <style:text-properties style:font-name="Liberation Serif" fo:font-size="12pt" fo:font-style="normal" fo:font-weight="normal" officeooo:rsid="00151bb1" officeooo:paragraph-rsid="001487a9" style:font-size-asian="10.5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style="normal" fo:font-weight="normal" officeooo:rsid="00151bb1" officeooo:paragraph-rsid="00151bb1" style:font-size-asian="10.5pt" style:font-style-asian="normal" style:font-weight-asian="normal" style:font-size-complex="12pt" style:font-style-complex="normal" style:font-weight-complex="normal"/>
    </style:style>
    <style:style style:name="P16" style:family="paragraph" style:parent-style-name="Standard">
      <style:text-properties style:font-name="Liberation Serif" fo:font-size="12pt" fo:font-style="normal" fo:font-weight="normal" officeooo:rsid="0016ede4" officeooo:paragraph-rsid="0016ede4" style:font-size-asian="10.5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fo:font-weight="normal" officeooo:rsid="001892fa" officeooo:paragraph-rsid="00191f16" style:font-size-asian="10.5pt" style:font-style-asian="normal" style:font-weight-asian="normal" style:font-size-complex="12pt" style:font-style-complex="normal" style:font-weight-complex="normal"/>
    </style:style>
    <style:style style:name="P18" style:family="paragraph" style:parent-style-name="Standard">
      <style:text-properties style:font-name="Courier New" fo:font-size="12pt" fo:font-style="normal" fo:font-weight="normal" officeooo:rsid="001892fa" officeooo:paragraph-rsid="00191f16" style:font-size-asian="10.5pt" style:font-style-asian="normal" style:font-weight-asian="normal" style:font-size-complex="12pt" style:font-style-complex="normal" style:font-weight-complex="normal"/>
    </style:style>
    <style:style style:name="P19" style:family="paragraph" style:parent-style-name="Standard">
      <style:text-properties style:font-name="Courier New" fo:font-size="12pt" fo:font-style="normal" fo:font-weight="normal" officeooo:rsid="001ae6d0" officeooo:paragraph-rsid="001ae6d0" style:font-size-asian="10.5pt" style:font-style-asian="normal" style:font-weight-asian="normal" style:font-size-complex="12pt" style:font-style-complex="normal" style:font-weight-complex="normal"/>
    </style:style>
    <style:style style:name="P20" style:family="paragraph" style:parent-style-name="Standard">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21" style:family="paragraph" style:parent-style-name="Standard">
      <style:text-properties style:font-name="Liberation Serif" fo:font-size="12pt" fo:font-style="normal" fo:font-weight="normal" officeooo:rsid="001ae6d0" officeooo:paragraph-rsid="001ae6d0" style:font-size-asian="10.5pt" style:font-style-asian="normal" style:font-weight-asian="normal" style:font-size-complex="12pt" style:font-style-complex="normal" style:font-weight-complex="normal"/>
    </style:style>
    <style:style style:name="P22" style:family="paragraph" style:parent-style-name="Standard">
      <style:text-properties style:font-name="Liberation Serif"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4925in" fo:margin-right="0in" fo:text-indent="0in" style:auto-text-indent="false"/>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4925in" fo:margin-right="0in" fo:text-indent="0in" style:auto-text-indent="false"/>
      <style:text-properties style:font-name="Courier New" fo:font-size="12pt" fo:font-style="normal" fo:font-weight="normal" officeooo:rsid="0024033b" officeooo:paragraph-rsid="0024033b"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4925in" fo:margin-right="0in" fo:text-indent="0in" style:auto-text-indent="false"/>
      <style:text-properties style:font-name="Courier New"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4925in" fo:margin-right="0in" fo:text-indent="0in" style:auto-text-indent="false"/>
      <style:text-properties style:font-name="Courier New" fo:font-size="12pt" fo:font-style="normal" fo:font-weight="normal" officeooo:rsid="0028d3c3" officeooo:paragraph-rsid="0028d3c3"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4925in" fo:margin-right="0in" fo:text-indent="0in" style:auto-text-indent="false"/>
      <style:text-properties style:font-name="Courier New"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4925in" fo:margin-right="0in" fo:text-indent="0in" style:auto-text-indent="false"/>
      <style:text-properties style:font-name="Courier New"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4925in" fo:margin-right="0in" fo:text-indent="0in" style:auto-text-indent="false"/>
      <style:text-properties style:font-name="Courier New" fo:font-size="12pt" fo:font-style="normal" fo:font-weight="normal" officeooo:rsid="002d41f9" officeooo:paragraph-rsid="002d41f9"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4925in" fo:margin-right="0in" fo:text-indent="0in" style:auto-text-indent="false"/>
      <style:text-properties style:font-name="Liberation Serif"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4925in" fo:margin-right="0in" fo:text-indent="0in" style:auto-text-indent="false"/>
      <style:text-properties style:font-name="Liberation Serif"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text-indent="0in" style:auto-text-indent="false"/>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text-indent="0in" style:auto-text-indent="false"/>
      <style:text-properties style:font-name="Courier New"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text-indent="0in" style:auto-text-indent="false"/>
      <style:text-properties style:font-name="Courier New" fo:font-size="12pt" fo:font-style="normal" fo:font-weight="normal" officeooo:rsid="0028d3c3" officeooo:paragraph-rsid="0028d3c3"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text-indent="0in" style:auto-text-indent="false"/>
      <style:text-properties style:font-name="Courier New"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text-indent="0in" style:auto-text-indent="false"/>
      <style:text-properties style:font-name="Courier New"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text-indent="0in" style:auto-text-indent="false"/>
      <style:text-properties style:font-name="Courier New" fo:font-size="12pt" fo:font-style="normal" fo:font-weight="normal" officeooo:rsid="002d41f9" officeooo:paragraph-rsid="002d41f9"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text-indent="0in" style:auto-text-indent="false"/>
      <style:text-properties style:font-name="Liberation Serif"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text-indent="0in" style:auto-text-indent="false"/>
      <style:text-properties style:font-name="Liberation Serif" fo:font-size="12pt" fo:font-style="normal" fo:font-weight="normal" officeooo:rsid="001ea133" officeooo:paragraph-rsid="001ea133"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text-indent="0in" style:auto-text-indent="false"/>
      <style:text-properties style:font-name="Liberation Serif"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text-indent="0in" style:auto-text-indent="false"/>
      <style:text-properties style:font-name="Liberation Serif" fo:font-size="12pt" fo:font-style="normal" fo:font-weight="normal" officeooo:rsid="0024033b" officeooo:paragraph-rsid="0024033b"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text-indent="0in" style:auto-text-indent="false"/>
      <style:text-properties style:font-name="Liberation Serif"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text-indent="0in" style:auto-text-indent="false"/>
      <style:text-properties style:font-name="Liberation Serif" fo:font-size="12pt" fo:font-style="normal" fo:font-weight="normal" officeooo:rsid="0028d3c3" officeooo:paragraph-rsid="0028d3c3"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text-indent="0in" style:auto-text-indent="false"/>
      <style:text-properties style:font-name="Liberation Serif"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text-indent="0in" style:auto-text-indent="false"/>
      <style:text-properties style:font-name="Liberation Serif"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fo:font-weight="normal" officeooo:rsid="002d41f9" officeooo:paragraph-rsid="002d41f9"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0968" style:font-weight-asian="normal" style:font-weight-complex="normal"/>
    </style:style>
    <style:style style:name="T3" style:family="text">
      <style:text-properties fo:font-weight="normal" officeooo:rsid="00138bed"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38bed" style:font-style-asian="normal" style:font-weight-asian="normal" style:font-style-complex="normal" style:font-weight-complex="normal"/>
    </style:style>
    <style:style style:name="T6" style:family="text">
      <style:text-properties fo:font-style="normal" fo:font-weight="normal" officeooo:rsid="00151bb1" style:font-style-asian="normal" style:font-weight-asian="normal" style:font-style-complex="normal" style:font-weight-complex="normal"/>
    </style:style>
    <style:style style:name="T7" style:family="text">
      <style:text-properties style:font-name="Courier New" fo:font-style="normal" fo:font-weight="normal" style:font-style-asian="normal" style:font-weight-asian="normal" style:font-style-complex="normal" style:font-weight-complex="normal"/>
    </style:style>
    <style:style style:name="T8" style:family="text">
      <style:text-properties style:font-name="Courier New" fo:font-style="normal" fo:font-weight="normal" officeooo:rsid="00138bed" style:font-style-asian="normal" style:font-weight-asian="normal" style:font-style-complex="normal" style:font-weight-complex="normal"/>
    </style:style>
    <style:style style:name="T9" style:family="text">
      <style:text-properties style:font-name="Courier New" fo:font-style="normal" fo:font-weight="normal" officeooo:rsid="00151bb1" style:font-style-asian="normal" style:font-weight-asian="normal" style:font-style-complex="normal" style:font-weight-complex="normal"/>
    </style:style>
    <style:style style:name="T10" style:family="text">
      <style:text-properties officeooo:rsid="00191f16"/>
    </style:style>
    <style:style style:name="T11" style:family="text">
      <style:text-properties style:font-name="Courier New"/>
    </style:style>
    <style:style style:name="T12" style:family="text">
      <style:text-properties style:font-name="Courier New" officeooo:rsid="00191f16"/>
    </style:style>
    <style:style style:name="T13" style:family="text">
      <style:text-properties style:font-name="Courier New" officeooo:rsid="0022be39"/>
    </style:style>
    <style:style style:name="T14" style:family="text">
      <style:text-properties style:font-name="Courier New" officeooo:rsid="0024033b"/>
    </style:style>
    <style:style style:name="T15" style:family="text">
      <style:text-properties style:font-name="Liberation Serif"/>
    </style:style>
    <style:style style:name="T16" style:family="text">
      <style:text-properties style:font-name="Liberation Serif" officeooo:rsid="00191f16"/>
    </style:style>
    <style:style style:name="T17" style:family="text">
      <style:text-properties style:font-name="Liberation Serif" officeooo:rsid="001ae6d0"/>
    </style:style>
    <style:style style:name="T18" style:family="text">
      <style:text-properties style:font-name="Liberation Serif" officeooo:rsid="001ea133"/>
    </style:style>
    <style:style style:name="T19" style:family="text">
      <style:text-properties style:font-name="Liberation Serif" officeooo:rsid="0026dfed"/>
    </style:style>
    <style:style style:name="T20" style:family="text">
      <style:text-properties style:font-name="Liberation Serif" officeooo:rsid="0028d3c3"/>
    </style:style>
    <style:style style:name="T21" style:family="text">
      <style:text-properties style:font-name="Liberation Serif" officeooo:rsid="0029f3c8"/>
    </style:style>
    <style:style style:name="T22" style:family="text">
      <style:text-properties officeooo:rsid="001ae6d0"/>
    </style:style>
    <style:style style:name="T23" style:family="text">
      <style:text-properties fo:font-style="italic" style:font-style-asian="italic" style:font-style-complex="italic"/>
    </style:style>
    <style:style style:name="T24" style:family="text">
      <style:text-properties fo:font-style="italic" officeooo:rsid="00206904" style:font-style-asian="italic" style:font-style-complex="italic"/>
    </style:style>
    <style:style style:name="T25" style:family="text">
      <style:text-properties officeooo:rsid="001ea133"/>
    </style:style>
    <style:style style:name="T26" style:family="text">
      <style:text-properties officeooo:rsid="00206904"/>
    </style:style>
    <style:style style:name="T27" style:family="text">
      <style:text-properties officeooo:rsid="0024033b"/>
    </style:style>
    <style:style style:name="T28" style:family="text">
      <style:text-properties officeooo:rsid="0028d3c3"/>
    </style:style>
    <style:style style:name="T29" style:family="text">
      <style:text-properties officeooo:rsid="002ba4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up C-News on 2.11 BSD</text:p>
      <text:p text:style-name="P1"/>
      <text:p text:style-name="P2">1. Preliminaries</text:p>
      <text:p text:style-name="P7"/>
      <text:p text:style-name="P7">This document assumes that you already have UUCP configured and talking with at least one other machine.</text:p>
      <text:p text:style-name="P7"/>
      <text:p text:style-name="P3"><text:span text:style-name="T1">First, &lt;insert instructions for obtaining C-news here</text:span><text:span text:style-name="T2">&gt;</text:span></text:p>
      <text:p text:style-name="P8"/>
      <text:p text:style-name="P8"/>
      <text:p text:style-name="P3"><text:span text:style-name="T3">Now,</text:span><text:span text:style-name="T1"> add lines to </text:span><text:span text:style-name="T4">/etc/passwd and /etc/group for a user and group called “news”. </text:span><text:span text:style-name="T5">It’s a good idea to edit /etc/passwd with vipw instead of normal vi, as vipw does checks to make sure that the /etc/passwd doesn’t contain any syntax errors once you’re done editing.</text:span></text:p>
      <text:p text:style-name="P9"/>
      <text:p text:style-name="P9">/etc/passwd:</text:p>
      <text:p text:style-name="P9"/>
      <text:p text:style-name="P3"><text:span text:style-name="T4"><text:tab/></text:span><text:span text:style-name="T7">news:*:</text:span><text:span text:style-name="T8">$UID</text:span><text:span text:style-name="T7">:</text:span><text:span text:style-name="T8">$GID</text:span><text:span text:style-name="T7">:C news,,,:</text:span><text:span text:style-name="T8">$NEWSHOME:$SHELL</text:span></text:p>
      <text:p text:style-name="P10"/>
      <text:p text:style-name="P4"><text:span text:style-name="T5">$</text:span><text:span text:style-name="T4">UID and $GID should be replaced with user and group ID numbers that do not belong to any existing user/group listed in /etc/passwd or /etc/group. $NEWSHOME should be where you plan to put C News’s control files &lt;Discussion of possible locations/space constraints here&gt;. $SHELL should be whatever shell you want to use when performing maintenance as the news user. </text:span><text:span text:style-name="T6">You can name the news <text:s text:c="2"/>user something else if you want, but “news” is a sensible default.</text:span></text:p>
      <text:p text:style-name="P13"/>
      <text:p text:style-name="P13">/etc/group:</text:p>
      <text:p text:style-name="P13"/>
      <text:p text:style-name="P4"><text:span text:style-name="T4"><text:tab/></text:span><text:span text:style-name="T9">news:*:$GID:news</text:span></text:p>
      <text:p text:style-name="P14"/>
      <text:p text:style-name="P15">$GID should be the same $GID used in the passwd file.</text:p>
      <text:p text:style-name="P15"/>
      <text:p text:style-name="P15">Now run:</text:p>
      <text:p text:style-name="P15"/>
      <text:p text:style-name="P5"><text:span text:style-name="T4"><text:tab/></text:span><text:span text:style-name="T7">passwd news</text:span></text:p>
      <text:p text:style-name="P15"/>
      <text:p text:style-name="P5"><text:span text:style-name="T4">To set a password for the </text:span><text:span text:style-name="T7">news</text:span><text:span text:style-name="T4"> user.</text:span></text:p>
      <text:p text:style-name="P15"/>
      <text:p text:style-name="P15">Now go to the news source directory, and, as root, run:</text:p>
      <text:p text:style-name="P15"/>
      <text:p text:style-name="P5"><text:span text:style-name="T4"><text:tab/></text:span><text:span text:style-name="T7">chmod -R news.news *</text:span></text:p>
      <text:p text:style-name="P11"/>
      <text:p text:style-name="P5"><text:span text:style-name="T4">Certain parts of the build process need to be run as </text:span><text:span text:style-name="T7">news</text:span><text:span text:style-name="T4">, and will choke if <text:s/></text:span><text:span text:style-name="T7">news</text:span><text:span text:style-name="T4"> doesn’t own the sources.</text:span></text:p>
      <text:p text:style-name="P15"/>
      <text:p text:style-name="P6"><text:span text:style-name="T4">Now, <text:s/>either switch to the <text:s/></text:span><text:span text:style-name="T9">news</text:span><text:span text:style-name="T6"> </text:span><text:span text:style-name="T4">user account:<text:line-break/></text:span></text:p>
      <text:p text:style-name="P6"><text:span text:style-name="T4"><text:tab/></text:span><text:span text:style-name="T7">su - news</text:span></text:p>
      <text:p text:style-name="P16"/>
      <text:p text:style-name="P6"><text:span text:style-name="T4"><text:s/>or telnet in to another terminal and login as </text:span><text:span text:style-name="T7">news</text:span><text:span text:style-name="T4">.</text:span></text:p>
      <text:p text:style-name="P16"><text:soft-page-break/>Then, run:</text:p>
      <text:p text:style-name="P16"/>
      <text:p text:style-name="P12"><text:tab/>./quiz</text:p>
      <text:p text:style-name="P16"/>
      <text:p text:style-name="P16">This is a configuration script that asks questions about your system and tailors the build process according to your responses.</text:p>
      <text:p text:style-name="P16"/>
      <text:p text:style-name="P16">The default answer to any question is printed between square brackets [like this], and can be selected just by pressing enter. The first two questions are</text:p>
      <text:p text:style-name="P16"/>
      <text:p text:style-name="P12"><text:tab/>What user id should be used for news files [news]? <text:span text:style-name="T22">&lt;enter&gt;</text:span></text:p>
      <text:p text:style-name="P12"><text:tab/>What group id should be used for news files [news]? <text:span text:style-name="T22">&lt;enter&gt;</text:span></text:p>
      <text:p text:style-name="P12"/>
      <text:p text:style-name="P16">If you put “news” into /etc/passwd and /etc/group as shown above, you can just accept the defaults here.</text:p>
      <text:p text:style-name="P16"/>
      <text:p text:style-name="P17">The next two questions deal with where to put the article tree (which stores the netnews messages that the machine has received) and the overview files. I’m not entirely sure I understand everything the overview files do, but the general gist is that they <text:span text:style-name="T10">act as a cache of information like subject lines so that your newsreader can present you with a list of articles without having to scan through the entire article tree. The paths recommended by </text:span><text:span text:style-name="T12">quiz</text:span><text:span text:style-name="T10"> put these in the same directory, but they can be stored separately, and are stored separately on what seems to be the standard news system for modern machines, INN. </text:span><text:span text:style-name="T12">quiz</text:span><text:span text:style-name="T16"> tells you what the “traditional” location is for these directories, and then recommends what they think are better locations, but you can use whatever you want. The caveat for quiz’s “reasonable locations” is that the 2.11 BSD setup that ships with the PiDP-11 software collection <text:s/></text:span><text:span text:style-name="T17">has a small disk image for the root filesystem, and a bigger one for /usr, and the recommended location of /var/news is on the root filesystem, so you risk running out of space if you install there. If you’re running on a PiDP-11 (and are using the provided collection of OSes), or otherwise have a small root disk, you’ll probably want to use the traditional location of /usr/spool/news. </text:span><text:span text:style-name="T18">C-news uses the environment variables $NEWSARTS and $NEWSOV to refer to these directories</text:span></text:p>
      <text:p text:style-name="P17"><text:span text:style-name="T17"/></text:p>
      <text:p text:style-name="P18"><text:span text:style-name="T22"><text:tab/>Where should the article tree go [/var/news]? /usr/spool/news</text:span></text:p>
      <text:p text:style-name="P18"><text:span text:style-name="T22"><text:tab/>Where should overview files go [/var/news]? /usr/spool/news</text:span></text:p>
      <text:p text:style-name="P18"/>
      <text:p text:style-name="P21">The next question deals with where the various configuration files for C news will go <text:span text:style-name="T25">($NEWSCTL)</text:span>. The recommended path, /etc/news is what’s used by INN in the modern day, but once again, if you have a small root filesystem, you may want to use a location under /usr (assuming that’s on a separate, bigger disk)<text:span text:style-name="T23">. I used “</text:span>/usr/etc/news”, though that’s rather non-standard.</text:p>
      <text:p text:style-name="P21"/>
      <text:p text:style-name="P19"><text:tab/>Where should control files go [/etc/news]? /usr/etc/news</text:p>
      <text:p text:style-name="P19"/>
      <text:p text:style-name="P21">Next we’re asked where to put the binaries and scripts for C News <text:span text:style-name="T25">($NEWSBIN)</text:span>. The recommended value of /usr/libexec/news is fine here:</text:p>
      <text:p text:style-name="P21"/>
      <text:p text:style-name="P21"><text:tab/><text:span text:style-name="T11">Where should programs go [/usr/libexec/news]? &lt;enter&gt;</text:span></text:p>
      <text:p text:style-name="P21"/>
      <text:p text:style-name="P22"/>
      <text:p text:style-name="P22"/>
      <text:p text:style-name="P22"/>
      <text:p text:style-name="P22"><text:soft-page-break/>Having told C-news where it should put its stuff, we now have to tell it where to find system programs. 2.11 BSD keeps a few utilities in non-standard locations, so answer “yes” to specify these directories:</text:p>
      <text:p text:style-name="P20"/>
      <text:p text:style-name="P23">Is there any other directory which should be searched</text:p>
      <text:p text:style-name="P23">to find standard programs on your system [no]? Yes</text:p>
      <text:p text:style-name="P32"/>
      <text:p text:style-name="P38">Then tell C-news to add /usr/ucb and /usr/local to the list.</text:p>
      <text:p text:style-name="P38"/>
      <text:p text:style-name="P30"><text:span text:style-name="T11">What is the full name of the directory [/urk]? /usr/ucb</text:span></text:p>
      <text:p text:style-name="P23">Should it go after (as opposed to before) the others [yes]? no</text:p>
      <text:p text:style-name="P23">Is there any other directory which should be searched</text:p>
      <text:p text:style-name="P23">to find standard programs on your system [no]? yes</text:p>
      <text:p text:style-name="P23">What is the full name of the directory [/urk]? /usr/local/bin</text:p>
      <text:p text:style-name="P23">Should it go after (as opposed to before) the others [yes]? no</text:p>
      <text:p text:style-name="P23">Is there any other directory which should be searched</text:p>
      <text:p text:style-name="P23">to find standard programs on your system [no]? &lt;enter&gt;</text:p>
      <text:p text:style-name="P32"/>
      <text:p text:style-name="P38">Accept the default umask for C-news to use:</text:p>
      <text:p text:style-name="P38"/>
      <text:p text:style-name="P38"><text:tab/><text:span text:style-name="T11">What umask should C News use [022]? &lt;enter&gt;</text:span></text:p>
      <text:p text:style-name="P38"><text:span text:style-name="T11"/></text:p>
      <text:p text:style-name="P39">You’ll now be asked where to put the shell configuration file, where the shell scripts that do a lot of the work for C-news pick up their configuration. The default of $NEWSCTL/bin/config is sensible:</text:p>
      <text:p text:style-name="P39"/>
      <text:p text:style-name="P39"><text:tab/><text:span text:style-name="T11">Where should the shell configuration file be </text:span></text:p>
      <text:p text:style-name="P39"><text:span text:style-name="T11"><text:tab/>located [/usr/etc/news/bin/config]? &lt;enter&gt;</text:span></text:p>
      <text:p text:style-name="P39"><text:span text:style-name="T11"/></text:p>
      <text:p text:style-name="P39">C-news now wants to know where to e-mail reports of any problems it encounters. If you take the default answers of “newscrisis” and “newsmaster”, you will have to either set up user accounts under these names, or configure sendmail to forward mail for these names to you. Since you’re a retrocomputing enthusiast doing this in 2019, and not the administrator for a big <text:span text:style-name="T26">1980s Usenet site, you’ll probably be a user on your 2.11 BSD system for as long as it’s running, so it’s perfectly OK to use your own user account for this. Another alternative would be to have such messages mailed to root. In </text:span><text:span text:style-name="T24">theory</text:span><text:span text:style-name="T26">, as 2.11 BSD has IP connectivity and sendmail, you could have this go to any e-mail address, but in practice, spam is a bad enough problem in the modern day that any mail server that you don’t personally own is almost certain to reject whatever gets sent. It’s best to have these reports mailed to a user account on the same system.</text:span></text:p>
      <text:p text:style-name="P39"/>
      <text:p text:style-name="P39"><text:tab/><text:span text:style-name="T11">Where should C News mail urgent reports [newscrisis]? </text:span><text:span text:style-name="T13">root</text:span></text:p>
      <text:p text:style-name="P39"><text:span text:style-name="T13"><text:tab/>Where should C News mail non-urgent reports [newsmaster]? root</text:span></text:p>
      <text:p text:style-name="P39"><text:span text:style-name="T13"/></text:p>
      <text:p text:style-name="P40">Now C-news wants to know how much address space your system has (basically, how much memory any one program can use). The PDP-11 was a 16-bit machine, with each program getting 64 kilobytes <text:span text:style-name="T27">(-ish, some PDP-11s gave each program 64k for code and 64k for data, and there were some other tricks that could be pulled, if the OS supported it)</text:span>, so some of the component programs in C-news will have to squeeze to fit. <text:span text:style-name="T27">We need to tell it that so that the build process will keep things small.</text:span></text:p>
      <text:p text:style-name="P40"/>
      <text:p text:style-name="P31"><text:span text:style-name="T11">C News has libraries for "small" address spaces (16 bits) and "big"</text:span></text:p>
      <text:p text:style-name="P31"><text:soft-page-break/><text:span text:style-name="T11">ones (preferably 32 bits, but anything rather bigger than 16).</text:span></text:p>
      <text:p text:style-name="P31"><text:span text:style-name="T11">Which best describes your system [big]? </text:span><text:span text:style-name="T14">Small</text:span></text:p>
      <text:p text:style-name="P40"><text:span text:style-name="T14"/></text:p>
      <text:p text:style-name="P41">C-news then asks us if our operating system supports a whole bunch of different system calls, 2.11 BSD supports (or not) the ones shown below:</text:p>
      <text:p text:style-name="P41"/>
      <text:p text:style-name="P24">Does your system have <text:s/>fcntl() [yes]? </text:p>
      <text:p text:style-name="P24">Does your system have <text:s/>fgetline() [yes]? no</text:p>
      <text:p text:style-name="P24">Does your system have <text:s/>getopt() [yes]? </text:p>
      <text:p text:style-name="P24">Does your system have <text:s/>gettimeofday() [yes]? </text:p>
      <text:p text:style-name="P24">Does your system have <text:s/>memcpy() [yes]? </text:p>
      <text:p text:style-name="P24">Does your system have <text:s/>mkdir() [yes]? </text:p>
      <text:p text:style-name="P24">Does your system have <text:s/>putenv() [yes]? no</text:p>
      <text:p text:style-name="P24">Does your system have <text:s/>remove() [yes]? no</text:p>
      <text:p text:style-name="P24">Does your system have <text:s/>rename() [yes]? </text:p>
      <text:p text:style-name="P24">Does your system have <text:s/>strchr() [yes]? </text:p>
      <text:p text:style-name="P24">Does your system have <text:s/>strerror() [yes]? </text:p>
      <text:p text:style-name="P24">Does your system have <text:s/>strspn() [yes]? </text:p>
      <text:p text:style-name="P24">Does your system have <text:s/>symlink() [yes]?</text:p>
      <text:p text:style-name="P41"/>
      <text:p text:style-name="P42">Now C-news wants to know if we’ll be processing news over NFS. This wasn’t recommended back in the day (C-news says this right before it asks the question. It defaults to yes, presumably because compiling support in when it’s not needed is better than not having it when it is), and you almost certainly won’t be doing it now. Say no.</text:p>
      <text:p text:style-name="P42"/>
      <text:p text:style-name="P25">Will processing be done over NFS [yes]?</text:p>
      <text:p text:style-name="P33"/>
      <text:p text:style-name="P33">quiz<text:span text:style-name="T15"> now asks us what database package we want to use. I said “yes” to dbz here, because I didn’t know what answers to give for the followup questions when you answer “no”, but a</text:span><text:span text:style-name="T19">fter I had things built, I received a disk image for an example 2.11 BSD install of C-news from someone who had experience with such systems back in the day. His disk image had a “no” answer here, plus no </text:span><text:span text:style-name="T20">to several follow-up questions. His answer may well be the better one, but </text:span><text:span text:style-name="T28">quiz</text:span><text:span text:style-name="T20"> gives warnings about support for dbm not being very good in recent versions, </text:span><text:span text:style-name="T21">and </text:span><text:span text:style-name="T20">there seems to be a requirement to modify the source in at least one point. I got things working with dbz and nothing has broken, so </text:span><text:span text:style-name="T21">unless you know enough about the database systems in use here to make your own judgment, “yes” is probably the safer bet.</text:span><text:span text:style-name="T20"> Either answer:</text:span></text:p>
      <text:p text:style-name="P33"><text:span text:style-name="T20"/></text:p>
      <text:p text:style-name="P33"><text:span text:style-name="T20"><text:tab/></text:span><text:span text:style-name="T28">Do you want to use the "dbz" package [yes]? &lt;enter&gt;</text:span></text:p>
      <text:p text:style-name="P33"/>
      <text:p text:style-name="P43">or</text:p>
      <text:p text:style-name="P34"/>
      <text:p text:style-name="P26">Do you want to use the "dbz" package [yes]? no</text:p>
      <text:p text:style-name="P26">Does your dbm/dbz have a dbmclose() function [no]? &lt;enter&gt;</text:p>
      <text:p text:style-name="P26">Does the store() function in your dbm/dbz return a</text:p>
      <text:p text:style-name="P26">value (some old dbms did not) [no]? &lt;enter&gt;</text:p>
      <text:p text:style-name="P34"/>
      <text:p text:style-name="P44">Next it asks about using custom versions of stdio functions for better performance. They do not work on 2.11 BSD. The build process checks to see if they will work before compiling them into anything, <text:soft-page-break/>and continues without them if they don’t, so “yes” won’t break anything, but it won’t do any good either. Say no.</text:p>
      <text:p text:style-name="P44"/>
      <text:p text:style-name="P27">Do you want to use our stdio speedups [no]? <text:span text:style-name="T29">&lt;enter&gt;</text:span></text:p>
      <text:p text:style-name="P35"/>
      <text:p text:style-name="P44">It then asks if your compiler is good enough to generate in-line code for strchr(), and that it’s OK to guess. Say no.</text:p>
      <text:p text:style-name="P44"/>
      <text:p text:style-name="P27">The strchr() function is usually slower than in-line C code</text:p>
      <text:p text:style-name="P27">when small strings are involved, unless your compiler is very</text:p>
      <text:p text:style-name="P27">clever and can generate in-line code for strchr(). <text:s/>Is your</text:p>
      <text:p text:style-name="P27">compiler that good (okay to guess) [no]? <text:span text:style-name="T29">&lt;enter&gt;</text:span></text:p>
      <text:p text:style-name="P35"/>
      <text:p text:style-name="P45">The next three questions involve whether certain system header files are ANSI-C compliant. The first two are, the third is not. As I recall, I used “yes” for the third without disaster, but the example system I received had a “no” answer here. It’s thus probably safest to answer “no”.</text:p>
      <text:p text:style-name="P45"/>
      <text:p text:style-name="P28">Does your system have an ANSI-C-conforming &lt;string.h&gt; [yes]? &lt;enter&gt;</text:p>
      <text:p text:style-name="P28">Does your system have an ANSI-C-conforming &lt;stdlib.h&gt; [yes]? &lt;enter&gt;</text:p>
      <text:p text:style-name="P28">Does your system have an ANSI-C-conforming &lt;stddef.h&gt; [yes]? No</text:p>
      <text:p text:style-name="P36"/>
      <text:p text:style-name="P45">2.11 BSD does have ranlib, so answer “yes” to the next question.</text:p>
      <text:p text:style-name="P45"/>
      <text:p text:style-name="P28">Does your system use ranlib [no]? Yes</text:p>
      <text:p text:style-name="P45"/>
      <text:p text:style-name="P45">Now it wants to know what version of make to use. 2.11 BSD make does not know about makefile includes, which C-news needs. Fortunately, C-news has a wrapper for make that can do includes (which will be relevant for later questions), so we’ll point it at that script (replace /usr/src/cnews with whatever directory you unpacked the sources into):</text:p>
      <text:p text:style-name="P45"/>
      <text:p text:style-name="P28">What is the name of the make to be used [make]? /usr/src/cnews/conf/maker</text:p>
      <text:p text:style-name="P36"/>
      <text:p text:style-name="P46">Now it asks us how to do makefile includes. Say “noway”</text:p>
      <text:p text:style-name="P46"/>
      <text:p text:style-name="P29">C News relies heavily on being able to put…</text:p>
      <text:p text:style-name="P29">&lt;snip&gt;</text:p>
      <text:p text:style-name="P29">...The syntax for this varies...</text:p>
      <text:p text:style-name="P29">&lt;snip&gt;</text:p>
      <text:p text:style-name="P29">Which one is appropriate [bsd]? Noway</text:p>
      <text:p text:style-name="P37"/>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20:43:14.037935006</meta:creation-date>
    <dc:date>2019-11-08T18:59:06.464288241</dc:date>
    <meta:editing-duration>PT48M17S</meta:editing-duration>
    <meta:editing-cycles>4</meta:editing-cycles>
    <meta:generator>LibreOffice/6.0.7.3$Linux_X86_64 LibreOffice_project/00m0$Build-3</meta:generator>
    <meta:document-statistic meta:table-count="0" meta:image-count="0" meta:object-count="0" meta:page-count="5" meta:paragraph-count="102" meta:word-count="1885" meta:character-count="10955" meta:non-whitespace-character-count="9122"/>
  </office:meta>
</office:document-meta>
</file>